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bold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italic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333333" fo:font-size="12pt" fo:letter-spacing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style:font-name="Helvetica Neue" fo:font-style="normal" fo:font-weight="normal"/>
    </style:style>
    <style:style style:name="T3" style:family="text">
      <style:text-properties style:font-name="Helvetica Neue" fo:font-size="10.5pt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арточка 1.</text:p>
      <text:p text:style-name="P3"><text:span text:style-name="T1">1. </text:span>Вставь безударные гласные:</text:p>
      <text:p text:style-name="P3">Цв...точки, хр…нил, скв…рцы, бл…ны, пч…ла, кр...сота, т…жёлый</text:p>
      <text:p text:style-name="P3"><text:span text:style-name="T1">2. </text:span>Выдели грамматическую основу предложения:</text:p>
      <text:p text:style-name="P3">По берегам речки растут осины.</text:p>
      <text:p text:style-name="P3"><text:span text:style-name="T1">3.</text:span> Поставь ударение в словах. Подчеркни одной чертой имена существительные.</text:p>
      <text:p text:style-name="P3">Лесной, берёзка, цветочки, весенний, прибежала, ельник</text:p>
      <text:p text:style-name="P3"><text:span text:style-name="T1">4.</text:span> Вставь, где надо, Ь.</text:p>
      <text:p text:style-name="P3">Пахн…ет шерст…ю волч…ей<text:line-break/>У пен…ка с поганками.<text:line-break/>Шли волч…ата ноч…ю<text:line-break/>Лунными пол…янками.</text:p>
      <text:p text:style-name="P7"><text:span text:style-name="T4"/></text:p>
      <text:p text:style-name="P7"><text:span text:style-name="T4">Карточка 2.</text:span></text:p>
      <text:p text:style-name="P3"><text:span text:style-name="T1">1. </text:span>Вставь пропущенные буквы:</text:p>
      <text:p text:style-name="P3">Ч…сто идут д…жди. Плохо без з…нта и пл…ща. На дв…ре лужи. Тихо кругом. Улетели из с…дов гр…чи и др…зды. Вчера они долго кружились над п…лями и х…лмами. Весной птицы вернутся д…мой.</text:p>
      <text:p text:style-name="P3"><text:span text:style-name="T1">2. </text:span>Выдели грамматическую основу предложения:</text:p>
      <text:p text:style-name="P3">К лесному ручью вышла лиса.</text:p>
      <text:p text:style-name="P3"><text:span text:style-name="T1">3.</text:span> Раздели слова на слоги.</text:p>
      <text:p text:style-name="P3">Конверт, окуньки, цветочки, весенний, клеёнка, ельник</text:p>
      <text:p text:style-name="P3"><text:span text:style-name="T1">4.</text:span>. Раздели на слоги слово <text:span text:style-name="T1">красный.</text:span> Запиши все возможные случаи переноса этого слова __________________________________________________________________</text:p>
      <text:p text:style-name="P7"/>
      <text:p text:style-name="P2">Карточка 3.</text:p>
      <text:p text:style-name="P3"><text:span text:style-name="T1">1.</text:span> Вставь пропущенные буквы:</text:p>
      <text:p text:style-name="P3">Жил в Одессе чёрный ко… .<text:line-break/>Он зале… на парохо… .<text:line-break/>С удовольствием в буфете<text:line-break/>Съел с колба…кой бутербро… .</text:p>
      <text:p text:style-name="P3"><text:span text:style-name="T1">2. </text:span>Выдели грамматическую основу предложения:</text:p>
      <text:p text:style-name="P3">К лесному ручью вышла лиса.</text:p>
      <text:p text:style-name="P3"><text:span text:style-name="T1">3.</text:span> Раздели слова на слоги.</text:p>
      <text:p text:style-name="P3">Конверт, окуньки, цветочки, весенний, клеёнка, ельник</text:p>
      <text:p text:style-name="P3"><text:span text:style-name="T1">4.</text:span>.Запиши все возможные случаи переноса слова дождевой. __________________________________________________________________</text:p>
      <text:p text:style-name="P2">Карточка 4.</text:p>
      <text:p text:style-name="P3"><text:soft-page-break/><text:span text:style-name="T1">1. </text:span>Допиши предложения словами с противоположным значением. Вставь в слова пропущенные буквы.</text:p>
      <text:p text:style-name="P3">Р…ка ш…рокая, а ручей _____________. Камень т…жёлый, а пух ____________.<text:line-break/>Яблоко сла…кое, а редька _____________. Ш…повник ни…кий, а ду… _________.</text:p>
      <text:p text:style-name="P3"><text:span text:style-name="T1">2. </text:span>Выдели грамматическую основу предложения:</text:p>
      <text:p text:style-name="P3">Ракета полетела в космос.</text:p>
      <text:p text:style-name="P3"><text:span text:style-name="T1">3.</text:span> Раздели слова на слоги. Подчеркни слова, которые нельзя перенести.</text:p>
      <text:p text:style-name="P3">Уползёт, края, соболь, океан, жареный, тетрадь, осёл, учитель, Егор</text:p>
      <text:p text:style-name="P3"><text:span text:style-name="T1">4.</text:span> Обведи в кружок нужную букву.</text:p>
      <text:p text:style-name="P3">Около будки лежит (П,п) ёс (Ш,ш)арик. По двору бежит (К,к)отенок (Б,б)арсик. За забором мычит (К,к)орова и гогочут (Г,г)уси. На лугу пасётся (К,к)оза (З,з)орька.</text:p>
      <text:p text:style-name="P7"/>
      <text:p text:style-name="P2">Карточка 5.</text:p>
      <text:p text:style-name="P3"><text:span text:style-name="T1">1. </text:span>Вставь пропущенные буквы.</text:p>
      <text:p text:style-name="P3">У ко…ки Мурки мя…кие ла…ки и острые зу…ки. Лоша…ка беж…т по у…кой доро…ке.</text:p>
      <text:p text:style-name="P3"><text:span text:style-name="T1">2. </text:span>Выдели грамматическую основу предложения:</text:p>
      <text:p text:style-name="P3">Воробей клевал крошки хлеба.</text:p>
      <text:p text:style-name="P3"><text:span text:style-name="T1">3.</text:span> Вставь, где надо, Ь.</text:p>
      <text:p text:style-name="P3">Улич…ный, пузыр…ки, Жанноч…ка, скуч…ный, ёл…ки, сил…ный, оч…ки.</text:p>
      <text:p text:style-name="P3"><text:span text:style-name="T1">4.</text:span> Напиши слова во множественном числе.</text:p>
      <text:p text:style-name="P3">Чиж – _______________<text:line-break/>Этаж – _______________<text:line-break/>Алёша – _____________<text:line-break/>Малыш – _____________</text:p>
      <text:p text:style-name="P2">Карточка 6.</text:p>
      <text:p text:style-name="P3"><text:span text:style-name="T1">1. </text:span>Обведи в кружок нужную букву.</text:p>
      <text:p text:style-name="P3">Век без ош(ы,и)бки не прож(ы,и)ть. Сам погибай, а товарищ(а,я) выруч(а,я)й. Волки рыщ(у,ю)т, добыч(у,ю) ищ(у,ю)т.</text:p>
      <text:p text:style-name="P2">2. Выдели грамматическую основу предложения:</text:p>
      <text:p text:style-name="P3">Маленькая кошечка сидит на ступеньке.</text:p>
      <text:p text:style-name="P2">3. Вставь пропущенные буквы.</text:p>
      <text:p text:style-name="P3">Компа…</text:p>
      <text:p text:style-name="P3">Когда с тобою этот дру… ,<text:line-break/>Ты можешь без доро…<text:line-break/>Шагать на север и на ю…,<text:line-break/>На запа… и восто… .</text:p>
      <text:p text:style-name="P3"><text:span text:style-name="T1"/></text:p>
      <text:p text:style-name="P3"><text:soft-page-break/><text:span text:style-name="T1">4.</text:span> <text:span text:style-name="T1">Запиши цифрами рядом со словом количество букв и звуков..</text:span></text:p>
      <text:p text:style-name="P3">Клюнуть – ______б.,______зв.<text:line-break/>Ожерелье – _______б.,________зв.<text:line-break/>Южный – _______б.,______зв.<text:line-break/>Армия – ______б.,_______ зв.</text:p>
      <text:p text:style-name="P2">Карточка 7.</text:p>
      <text:p text:style-name="P3"><text:span text:style-name="T1">1.</text:span> Раздели слова на слоги. Поставь знак ударение. Поставь в словах красным точки под гласными, зелёным - под мягкими согласными, синим – под твёрдыми согласными.</text:p>
      <text:p text:style-name="P3">Июнь, тюльпан, плюс.</text:p>
      <text:p text:style-name="P3"><text:span text:style-name="T1">2. </text:span>Придумай и запиши имена собственные:</text:p>
      <text:p text:style-name="P3">Город _____________, собака ___________, попугай _____________, улица _____________, река______________.</text:p>
      <text:p text:style-name="P3"><text:span text:style-name="T1">3.</text:span> Вставь пропущенные буквы.</text:p>
      <text:p text:style-name="P3">Холо… сковал землю. Под ногами хрустит сне…. Моро… щиплет щёки и но… .</text:p>
      <text:p text:style-name="P3"><text:span text:style-name="T1">4.</text:span> Из слов составь и запиши предложение. Подчеркни грамматическую основу.</text:p>
      <text:p text:style-name="P3">Окнах, нарисовал, на, узоры, мороз.</text:p>
      <text:p text:style-name="P2">Карточка 8.</text:p>
      <text:p text:style-name="P3"><text:span text:style-name="T1">1.</text:span> Поставь ударение.</text:p>
      <text:p text:style-name="P3">Серый день короче ночи,<text:line-break/>Холодна в реке вода,<text:line-break/>Серый дождик землю мочит,<text:line-break/>Свищет ветер в проводах.</text:p>
      <text:p text:style-name="P5"/>
      <text:p text:style-name="P3"><text:span text:style-name="T1">2. </text:span>Вставь пропущенные буквы:</text:p>
      <text:p text:style-name="P3">В л…су зв…рьки г…товятся к з…ме. Птицы ул…тают в тёплые края. Белоч…ка суш…т на ветвях д…ревьев гр…бы. Ёж…к спеш…т в свою норку. Мы…ка запасает з…рно.</text:p>
      <text:p text:style-name="P3"><text:span text:style-name="T1">3.</text:span> Рядом с одушевлёнными существительными поставь галочку синим, рядом с неодушевлёнными – зелёным.</text:p>
      <text:list xml:id="list893903604129492537" text:style-name="L1">
        <text:list-item>
          <text:p text:style-name="P4">Пираты;</text:p>
        </text:list-item>
        <text:list-item>
          <text:p text:style-name="P4">Работа;</text:p>
        </text:list-item>
        <text:list-item>
          <text:p text:style-name="P4">Волга;</text:p>
        </text:list-item>
        <text:list-item>
          <text:p text:style-name="P4">Лимон;</text:p>
        </text:list-item>
        <text:list-item>
          <text:p text:style-name="P4">Змея;</text:p>
        </text:list-item>
        <text:list-item>
          <text:p text:style-name="P4">Вагон;</text:p>
        </text:list-item>
        <text:list-item>
          <text:p text:style-name="P4">Охрана;</text:p>
        </text:list-item>
        <text:list-item>
          <text:p text:style-name="P4">Анечка</text:p>
        </text:list-item>
      </text:list>
      <text:p text:style-name="P3"><text:soft-page-break/><text:span text:style-name="T1"/></text:p>
      <text:p text:style-name="P3"><text:span text:style-name="T1">4.</text:span> Из слов составь и запиши предложение. Подчеркни грамматическую основу.</text:p>
      <text:p text:style-name="P3">Ёжик, по, бежит, тропинке</text:p>
      <text:p text:style-name="P2">Карточка 9.</text:p>
      <text:p text:style-name="P3"><text:span text:style-name="T1">1. </text:span>Поставь ударение. Раздели слова на слоги.</text:p>
      <text:p text:style-name="P3">Зонтик, урожай, карандаш, утята, животные, шофёр, лейка, пеньки.</text:p>
      <text:p text:style-name="P3"><text:span text:style-name="T1">2. </text:span>Зачеркни лишнее слово в каждой строке. Найди и выдели в словах общий корень:</text:p>
      <text:p text:style-name="P3">Школа, школьник, школьный, пришкольный, ученик.<text:line-break/>Лес, лесной, лесник, лесничество, залезет.<text:line-break/>Свет, светлый, светит, цветной, просвет.</text:p>
      <text:p text:style-name="P3"><text:span text:style-name="T1">3.</text:span> Вставь пропущенные буквы.</text:p>
      <text:p text:style-name="P3">Л…стопад, т…рять, взгл…ну, ш…пну, л…док, пр…мые, вскр…чал, ж…рища.</text:p>
      <text:p text:style-name="P3"><text:span text:style-name="T1">4.</text:span> Из слов составь и запиши предложение. Подчеркни грамматическую основу.</text:p>
      <text:p text:style-name="P3">Лужами, двор, покрыт, широкий</text:p>
      <text:p text:style-name="P3">__________________________________________________________________________</text:p>
      <text:p text:style-name="P2">Карточка 10.</text:p>
      <text:p text:style-name="P3"><text:span text:style-name="T1">1.</text:span> Поставь точки под гласными. В первом предложении подчеркни грамматическую основу.</text:p>
      <text:p text:style-name="P3">Колокольчик в шапочке лиловой<text:line-break/>Весело кивает головой.<text:line-break/>Одуванчик, улететь готовый,<text:line-break/>Шепчется с гвоздичкой полевой…</text:p>
      <text:p text:style-name="P3"><text:span text:style-name="T1">2. </text:span>Раздели слова на слоги. Запиши все возможные случай переноса.</text:p>
      <text:p text:style-name="P3">Хлопок – ___________________________________________________<text:line-break/>Силёнка – __________________________________________________<text:line-break/>Индейка – _________________________________________________<text:line-break/>Якорь – ___________________________________________________</text:p>
      <text:p text:style-name="P3"><text:span text:style-name="T1">3.</text:span> Поставь в словах красным точки под гласными, зелёным - под мягкими согласными, синим – под твёрдыми согласными.</text:p>
      <text:p text:style-name="P3">Платье, коньки, ягода.</text:p>
      <text:p text:style-name="P3"><text:span text:style-name="T1">4.</text:span> Вставь пропущенные буквы.</text:p>
      <text:p text:style-name="P3">В л…су на поляне поспела з…мляника. Её яг…ды очень сла…кие. А в…ренье из них вку…ное и ароматное.</text:p>
      <text:p text:style-name="P7"/>
      <text:p text:style-name="P2">Карточка 11.</text:p>
      <text:p text:style-name="P3"><text:span text:style-name="T1">1</text:span>. Подчеркни слова, в которых есть гласные, обозначающие два звука.</text:p>
      <text:p text:style-name="P3">Дождик на луже рисует картинку,<text:line-break/>Светлую, лёгкую – как паутинку.<text:line-break/><text:soft-page-break/>Если в неё заглянуть с высоты –<text:line-break/>То на картине появишься ты.</text:p>
      <text:p text:style-name="P3"><text:span text:style-name="T1">2. </text:span>Раздели слова на слоги. Запиши все возможные случай переноса.</text:p>
      <text:p text:style-name="P3">Звенья – _________________________________________________<text:line-break/>Глотаю – ________________________________________________<text:line-break/>Союзник – _______________________________________________<text:line-break/>Язык – __________________________________________________</text:p>
      <text:p text:style-name="P3"><text:span text:style-name="T1">3.</text:span> Вставь пропущенные буквы. Напиши проверочные слова.</text:p>
      <text:p text:style-name="P3">Р…га – ______, эт…жи – _________, пч…ла –_________,</text:p>
      <text:p text:style-name="P6">…<text:span text:style-name="T2">гла – _______.</text:span></text:p>
      <text:p text:style-name="P3"><text:span text:style-name="T1">4.</text:span> Обведи в кружок нужную букву.</text:p>
      <text:p text:style-name="P3">К Ване пришёл поиграть дру(г,к) Оле(г,к) . У Олега тан(г,к). А у Вани “Кама(з,с)”. После игры мальчики пошли есть пиро(г,к) и пить со(г,к).</text:p>
      <text:p text:style-name="P3">5. Найди ошибки.</text:p>
      <text:p text:style-name="P3">Окола бирёзовой рощи был низенкий холмик. На нём расла альха. У этой олхи мы с друзьями любили атдыхать. Нам аткрывался чюдесный пейзаш. Ветер гнал волны по мяхкой трафке, как по поверхности вады. Мы чясто видели как по широкой пустошы пробигал заяц.</text:p>
      <text:p text:style-name="P7"/>
      <text:p text:style-name="P7"><text:span text:style-name="T4">Карточка 12.</text:span></text:p>
      <text:p text:style-name="P3"><text:span text:style-name="T1">1</text:span>. Определи падежи существительных.</text:p>
      <text:p text:style-name="P3">Дождик на луже рисует картинку.</text:p>
      <text:p text:style-name="P3">От березки к березке тропка становилась более узкой.</text:p>
      <text:p text:style-name="P7"/>
      <text:p text:style-name="P3"><text:span text:style-name="T1">2. </text:span>Раздели слова на слоги для переноса, определи склонение</text:p>
      <text:p text:style-name="P3">Свинья, глоток, ягода, язык</text:p>
      <text:p text:style-name="P7"/>
      <text:p text:style-name="P3"><text:span text:style-name="T1">3.</text:span> Вставь пропущенные буквы. Напиши проверочные слова.</text:p>
      <text:p text:style-name="P3">Р…га – ______, эт…жи – _________, пч…ла –_________,</text:p>
      <text:p text:style-name="P6">…<text:span text:style-name="T2">гла – _______.</text:span></text:p>
      <text:p text:style-name="P7"/>
      <text:p text:style-name="P3"><text:span text:style-name="T1">4.</text:span> Обведи в кружок нужную букву.</text:p>
      <text:p text:style-name="P3">К Ване пришёл поиграть дру(г,к) Оле(г,к) . У Олега тан(г,к). А у Вани “Кама(з,с)”. После игры мальчики пошли есть пиро(г,к) и пить со(г,к).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01T12:52:50.45</meta:creation-date>
    <meta:document-statistic meta:table-count="0" meta:image-count="0" meta:object-count="0" meta:page-count="5" meta:paragraph-count="121" meta:word-count="975" meta:character-count="6961"/>
    <dc:date>2024-07-01T12:55:32.43</dc:date>
    <meta:editing-duration>PT2M42S</meta:editing-duration>
    <meta:editing-cycles>1</meta:editing-cycles>
    <meta:generator>OpenOffice/4.1.14$Win32 OpenOffice.org_project/4114m1$Build-9811</meta:generator>
  </office:meta>
</office:document-meta>
</file>